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number-columns-repeated="3"/>
          <table:table-cell office:value-type="string" calcext:value-type="string">
            <text:p>Cook</text:p>
          </table:table-cell>
          <table:table-cell table:formula="of:=[.J29]-[.K29]" office:value-type="float" office:value="31400" calcext:value-type="float">
            <text:p>31400</text:p>
          </table:table-cell>
          <table:table-cell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 table:number-columns-repeated="5"/>
          <table:table-cell table:formula="of:=[.K29]-[.K2]" office:value-type="float" office:value="129200" calcext:value-type="float">
            <text:p>129200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  <table:table-cell table:formula="of:=[.J29]-[.P3]" office:value-type="float" office:value="35200" calcext:value-type="float">
            <text:p>352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26:.F26])" office:value-type="float" office:value="1115.54112554113" calcext:value-type="float">
            <text:p>1115.541125541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510.54112554113" calcext:value-type="float">
            <text:p>1510.5411255411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C26:.F26])" office:value-type="float" office:value="1510.54112554113" calcext:value-type="float">
            <text:p>1510.5411255411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" calcext:value-type="float">
            <text:p>6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;[.F26])" office:value-type="float" office:value="1562.69423558897" calcext:value-type="float">
            <text:p>156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21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0" office:value-type="float" office:value="390" calcext:value-type="float">
            <text:p>390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Tina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 table:formula="of:=SUM([.H4:.H28])" office:value-type="float" office:value="39978.2683982684" calcext:value-type="float">
            <text:p>39978.2683982684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164400" calcext:value-type="float">
            <text:p>164400</text:p>
          </table:table-cell>
          <table:table-cell table:style-name="ce15" table:formula="of:=SUM([.K22:.K27])" office:value-type="float" office:value="133000" calcext:value-type="float">
            <text:p>133000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table:number-columns-repeated="4"/>
          <table:table-cell table:style-name="ce15" table:formula="of:=SUM([.B31:.F31])" office:value-type="float" office:value="7800" calcext:value-type="float">
            <text:p>78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];[.D54];[.E54];[.F54])" office:value-type="float" office:value="390" calcext:value-type="float">
            <text:p>39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54:.F54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390" calcext:value-type="float">
            <text:p>39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54:.F54])" office:value-type="float" office:value="390" calcext:value-type="float">
            <text:p>39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:.F54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390" calcext:value-type="float">
            <text:p>39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:.F54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390" calcext:value-type="float">
            <text:p>39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D54];[.F54])" office:value-type="float" office:value="390" calcext:value-type="float">
            <text:p>39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20" office:value-type="float" office:value="390" calcext:value-type="float">
            <text:p>390</text:p>
          </table:table-cell>
          <table:table-cell table:formula="of:=[.C31]/20" office:value-type="float" office:value="0" calcext:value-type="float">
            <text:p>0</text:p>
          </table:table-cell>
          <table:table-cell table:formula="of:=[.D31]/21" office:value-type="float" office:value="0" calcext:value-type="float">
            <text:p>0</text:p>
          </table:table-cell>
          <table:table-cell table:formula="of:=[.E31]/22" office:value-type="float" office:value="0" calcext:value-type="float">
            <text:p>0</text:p>
          </table:table-cell>
          <table:table-cell table:formula="of:=[.F31]/20" office:value-type="float" office:value="0" calcext:value-type="float">
            <text:p>0</text:p>
          </table:table-cell>
          <table:table-cell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7410" calcext:value-type="float">
            <text:p>741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table:number-columns-repeated="5"/>
          <table:table-cell table:style-name="ce15" table:formula="of:=SUM([.B59:.F59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82:.F8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D82];[.F8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9" office:value-type="float" office:value="0" calcext:value-type="float">
            <text:p>0</text:p>
          </table:table-cell>
          <table:table-cell table:formula="of:=[.C59]/20" office:value-type="float" office:value="0" calcext:value-type="float">
            <text:p>0</text:p>
          </table:table-cell>
          <table:table-cell table:formula="of:=[.D59]/21" office:value-type="float" office:value="0" calcext:value-type="float">
            <text:p>0</text:p>
          </table:table-cell>
          <table:table-cell table:formula="of:=[.E59]/22" office:value-type="float" office:value="0" calcext:value-type="float">
            <text:p>0</text:p>
          </table:table-cell>
          <table:table-cell table:formula="of:=[.F59]/20" office:value-type="float" office:value="0" calcext:value-type="float">
            <text:p>0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09:.F109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D109];[.F109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6]/19" office:value-type="float" office:value="0" calcext:value-type="float">
            <text:p>0</text:p>
          </table:table-cell>
          <table:table-cell table:formula="of:=[.C86]/20" office:value-type="float" office:value="0" calcext:value-type="float">
            <text:p>0</text:p>
          </table:table-cell>
          <table:table-cell table:formula="of:=[.D86]/21" office:value-type="float" office:value="0" calcext:value-type="float">
            <text:p>0</text:p>
          </table:table-cell>
          <table:table-cell table:formula="of:=[.E86]/22" office:value-type="float" office:value="0" calcext:value-type="float">
            <text:p>0</text:p>
          </table:table-cell>
          <table:table-cell table:formula="of:=[.F86]/20" office:value-type="float" office:value="0" calcext:value-type="float">
            <text:p>0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5:18:22.9674559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10T15:18:55.941329919</dc:date>
    <meta:editing-duration>P10DT4H43M5S</meta:editing-duration>
    <meta:editing-cycles>3202</meta:editing-cycles>
    <meta:generator>LibreOffice/4.2.8.2$Linux_X86_64 LibreOffice_project/420m0$Build-2</meta:generator>
    <meta:document-statistic meta:table-count="19" meta:cell-count="8866" meta:object-count="0"/>
  </office:meta>
</office:document-meta>
</file>